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Heading_20_2">
      <style:paragraph-properties fo:margin-top="0.847cm" fo:margin-bottom="0.212cm" loext:contextual-spacing="false" fo:line-height="100%" fo:keep-together="auto" fo:keep-with-next="auto"/>
    </style:style>
    <style:style style:name="P3" style:family="paragraph" style:parent-style-name="Heading_20_2" style:master-page-name="Standard">
      <style:paragraph-properties fo:margin-top="0.847cm" fo:margin-bottom="0.212cm" loext:contextual-spacing="false" fo:line-height="100%" fo:keep-together="auto" style:page-number="1" fo:keep-with-next="auto"/>
    </style:style>
    <style:style style:name="P4" style:family="paragraph" style:parent-style-name="Heading_20_2">
      <style:paragraph-properties fo:margin-top="0.635cm" fo:margin-bottom="0.212cm" loext:contextual-spacing="false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ntexf1u5qz0x"/>RTAI: Real-Time Application Interface</text:p>
      <text:p text:style-name="P1"><text:span text:style-name="T1">http://delivery.acm.org/10.1145/350000/348564/a10-mantegazza.html?ip=150.161.33.57&amp;id=348564&amp;acc=ACTIVE%20SERVICE&amp;key=344E943C9DC262BB%2ECE287F0A0786CB60%2E4D4702B0C3E38B35%2E4D4702B0C3E38B35&amp;CFID=736268325&amp;CFTOKEN=81758080&amp;__acm__=1488916353_95d0d3aa1c513e8f3ac8bd16bd3f6b38#URLTOKEN#</text:span></text:p>
      <text:p text:style-name="P2"><text:bookmark text:name="_f11kpaiguj0e"/>Real-Time Rogue Wireless Access Point Detection with the Raspberry Pi</text:p>
      <text:p text:style-name="P1"><text:span text:style-name="T1">http://delivery.acm.org/10.1145/2720000/2714052/11726.html?ip=150.161.33.57&amp;id=2714052&amp;acc=ACTIVE%20SERVICE&amp;key=344E943C9DC262BB%2ECE287F0A0786CB60%2E4D4702B0C3E38B35%2E4D4702B0C3E38B35&amp;CFID=736268325&amp;CFTOKEN=81758080&amp;__acm__=1488916365_b21c779ba96894bf1c553fc862b3a3f0#URLTOKEN#</text:span></text:p>
      <text:p text:style-name="P2"><text:bookmark text:name="_roy8kskujbif"/>Inside the Linux scheduler</text:p>
      <text:p text:style-name="P1"><text:a xlink:type="simple" xlink:href="http://www.ibm.com/developerworks/library/l-scheduler/index.html" text:style-name="Internet_20_link" text:visited-style-name="Visited_20_Internet_20_Link"><text:span text:style-name="T1">http://www.ibm.com/developerworks/library/l-scheduler/index.html</text:span></text:a></text:p>
      <text:p text:style-name="P1"/>
      <text:p text:style-name="P4"><text:bookmark text:name="_883l7dk9oqza"/>Use Linux to Control Real-World Hardware</text:p>
      <text:p text:style-name="P1"><text:span text:style-name="T1">http://delivery.acm.org/10.1145/2020000/2015979/10793.html?ip=150.161.33.57&amp;id=2015979&amp;acc=ACTIVE%20SERVICE&amp;key=344E943C9DC262BB%2ECE287F0A0786CB60%2E4D4702B0C3E38B35%2E4D4702B0C3E38B35&amp;CFID=736268325&amp;CFTOKEN=81758080&amp;__acm__=1488916572_fc9f2a8f3bc34fd11eba8325dfc03929#URLTOKEN#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28" meta:character-count="1079" meta:non-whitespace-character-count="1059"/>
    <meta:generator>LibreOffice/5.1.1.3$Windows_X86_64 LibreOffice_project/89f508ef3ecebd2cfb8e1def0f0ba9a803b88a6d</meta:generator>
  </office:meta>
</office:document-meta>
</file>